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5.089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 office:value-type="string">
            <text:p>Geplant Brauchen wir </text:p>
          </table:table-cell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615071283095723">
            <text:p>61,51%</text:p>
          </table:table-cell>
          <table:table-cell table:style-name="ce91" table:formula="of:=(NOW()-DATE(2016;5;9))/(DATE(2016;6;22)-DATE(2016;5;9))" office:value-type="percentage" office:value="0.760144678556323">
            <text:p>76,01%</text:p>
          </table:table-cell>
          <table:table-cell table:style-name="ce91" table:formula="of:=([.H6]+[.I6])/[.G6]" office:value-type="percentage" office:value="0.906822810590631">
            <text:p>90,68%</text:p>
          </table:table-cell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91">
            <text:p>491,00</text:p>
          </table:table-cell>
          <table:table-cell table:style-name="ce82" table:formula="of:=SUM([.H7];[.H17];[.H30];[.H41];[.H50])" office:value-type="float" office:value="256.25">
            <text:p>256,25</text:p>
          </table:table-cell>
          <table:table-cell table:style-name="ce82" table:formula="of:=SUM([.I7];[.I17];[.I30];[.I41];[.I50])" office:value-type="float" office:value="189">
            <text:p>189,0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84.25">
            <text:p>84,25</text:p>
          </table:table-cell>
          <table:table-cell table:style-name="ce83" table:formula="of:= SUM([.I18:.I28])" office:value-type="float" office:value="49">
            <text:p>49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6">
            <text:p>26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2">
            <text:p>32,00</text:p>
          </table:table-cell>
          <table:table-cell table:style-name="ce86" office:value-type="float" office:value="18">
            <text:p>18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70">
            <text:p>70,00</text:p>
          </table:table-cell>
          <table:table-cell table:style-name="ce83" table:formula="of:=SUM([.I32:.I39])" office:value-type="float" office:value="51">
            <text:p>51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9">
            <text:p>9,00</text:p>
          </table:table-cell>
          <table:table-cell table:style-name="ce86" office:value-type="float" office:value="21">
            <text:p>21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7.5">
            <text:p>17,50</text:p>
          </table:table-cell>
          <table:table-cell table:style-name="ce83" table:formula="of:=SUM([.I42:.I49])" office:value-type="float" office:value="50">
            <text:p>50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number-columns-repeated="2" table:style-name="ce86" office:value-type="float" office:value="5">
            <text:p>5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5.5">
            <text:p>5,50</text:p>
          </table:table-cell>
          <table:table-cell table:style-name="ce86" office:value-type="float" office:value="44.5">
            <text:p>44,5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.5">
            <text:p>0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11">
            <text:p>11,00</text:p>
          </table:table-cell>
          <table:table-cell table:style-name="ce83" table:formula="of:=SUM([.I51:.I53])" office:value-type="float" office:value="24">
            <text:p>24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9">
            <text:p>9,00</text:p>
          </table:table-cell>
          <table:table-cell table:style-name="ce89" office:value-type="float" office:value="6">
            <text:p>6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3">
            <text:p>3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11.06.2016</text:date>, <text:time>10:4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0:42:45.62</dc:date>
    <meta:generator>OpenOffice/4.1.2$Win32 OpenOffice.org_project/412m3$Build-9782</meta:generator>
    <meta:editing-duration>P1DT13H26M11S</meta:editing-duration>
    <meta:editing-cycles>30</meta:editing-cycles>
    <meta:document-statistic meta:table-count="2" meta:cell-count="2454" meta:object-count="1"/>
  </office:meta>
</office:document-meta>
</file>